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officeooo:paragraph-rsid="00111721"/>
    </style:style>
    <style:style style:name="P5" style:family="paragraph" style:parent-style-name="List_20_Paragraph" style:list-style-name="WWNum1">
      <style:text-properties officeooo:rsid="00111721" officeooo:paragraph-rsid="00111721"/>
    </style:style>
    <style:style style:name="P6" style:family="paragraph" style:parent-style-name="List_20_Paragraph">
      <style:paragraph-properties fo:margin-left="0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officeooo:rsid="001117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ata Extraction Form</text:span></text:p>
      <text:p text:style-name="List_20_Paragraph"/>
      <text:p text:style-name="P6"><text:span text:style-name="T1">Data Collection Tool</text:span></text:p>
      <text:list xml:id="list1242815899695763987" text:style-name="WWNum1">
        <text:list-item>
          <text:p text:style-name="P3">Unique ID</text:p>
        </text:list-item>
        <text:list-item>
          <text:p text:style-name="P3">Gender</text:p>
        </text:list-item>
        <text:list-item>
          <text:p text:style-name="P3">Age</text:p>
        </text:list-item>
        <text:list-item>
          <text:p text:style-name="P5">Skin pigmentation</text:p>
        </text:list-item>
        <text:list-item>
          <text:p text:style-name="P3"><text:span text:style-name="T3">Oxygenated h</text:span>emoglobin in arterial blood <text:span text:style-name="T3">(%)</text:span></text:p>
        </text:list-item>
        <text:list-item>
          <text:p text:style-name="P5">Deoxygenated hemoglobin in arterial blood (%)</text:p>
        </text:list-item>
        <text:list-item>
          <text:p text:style-name="P4">Carboxyhemoglobin <text:span text:style-name="T3">in arterial blood (%)</text:span></text:p>
        </text:list-item>
        <text:list-item>
          <text:p text:style-name="P5">Methemoglobin in arterial blood (%)</text:p>
        </text:list-item>
        <text:list-item>
          <text:p text:style-name="P4"><text:span text:style-name="T3">Raw value from pulse oximeter for infrared (940nm; deoxygenated hemoglobin)</text:span></text:p>
        </text:list-item>
        <text:list-item>
          <text:p text:style-name="P5">Raw value from pulse oximeter for red (660nm; oxygenated hemoglobin)</text:p>
        </text:list-item>
        <text:list-item>
          <text:p text:style-name="P5">Raw value from pulse oximeter for orange (610nm; carboxyhemoglobin)</text:p>
        </text:list-item>
        <text:list-item>
          <text:p text:style-name="P4"><text:span text:style-name="T3">Raw value from pulse oximeter for yellow (590nm; methemoglobin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 Date: April 05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</meta:initial-creator>
    <dc:creator>Tarek Loubani</dc:creator>
    <meta:editing-cycles>5</meta:editing-cycles>
    <meta:print-date>2015-10-15T17:45:00</meta:print-date>
    <meta:creation-date>2016-04-06T01:49:00</meta:creation-date>
    <dc:date>2016-04-06T02:39:14.195130172</dc:date>
    <meta:editing-duration>PT15M25S</meta:editing-duration>
    <meta:generator>LibreOffice/5.1.1.3$Linux_X86_64 LibreOffice_project/10m0$Build-3</meta:generator>
    <meta:document-statistic meta:table-count="0" meta:image-count="0" meta:object-count="0" meta:page-count="1" meta:paragraph-count="15" meta:word-count="89" meta:character-count="550" meta:non-whitespace-character-count="488"/>
    <meta:user-defined meta:name="AppVersion">14.0000</meta:user-defined>
    <meta:user-defined meta:name="Company">London hospita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